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37.55pt"/>
    </style:style>
    <style:style style:name="co7" style:family="table-column">
      <style:table-column-properties fo:break-before="auto" style:column-width="413.2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semb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920634920634921" calcext:value-type="float">
            <text:p>0.9206349206349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849397590361446, 0.9849397590361446]</text:p>
          </table:table-cell>
          <table:table-cell office:value-type="string" calcext:value-type="string">
            <text:p>[8, 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898876404494382" calcext:value-type="float">
            <text:p>0.8988764044943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73293768545994, 0.973293768545994]</text:p>
          </table:table-cell>
          <table:table-cell office:value-type="string" calcext:value-type="string">
            <text:p>[8, 8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840764331210191" calcext:value-type="float">
            <text:p>0.840764331210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avg', 'ensemble_uniq_avg']</text:p>
          </table:table-cell>
          <table:table-cell office:value-type="string" calcext:value-type="string">
            <text:p>[0.9621785173978821, 0.9621785173978821]</text:p>
          </table:table-cell>
          <table:table-cell office:value-type="string" calcext:value-type="string">
            <text:p>[25, 2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870175438596491" calcext:value-type="float">
            <text:p>0.8701754385964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459064327485379, 0.9459064327485379]</text:p>
          </table:table-cell>
          <table:table-cell office:value-type="string" calcext:value-type="string">
            <text:p>[37, 37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89473684210526" calcext:value-type="float">
            <text:p>0.789473684210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061583577712611, 0.9061583577712611]</text:p>
          </table:table-cell>
          <table:table-cell office:value-type="string" calcext:value-type="string">
            <text:p>[64, 64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avg', 'ensemble_or', 'ensemble_uniq_avg', 'ensemble_uniq_or']</text:p>
          </table:table-cell>
          <table:table-cell office:value-type="string" calcext:value-type="string">
            <text:p>[0.9868613138686132, 0.9868613138686132, 0.9868613138686132, 0.9868613138686132]</text:p>
          </table:table-cell>
          <table:table-cell office:value-type="string" calcext:value-type="string">
            <text:p>[9, 9, 9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932098765432099" calcext:value-type="float">
            <text:p>0.9320987654320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67883211678832, 0.967883211678832]</text:p>
          </table:table-cell>
          <table:table-cell office:value-type="string" calcext:value-type="string">
            <text:p>[17, 17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902439024390244" calcext:value-type="float">
            <text:p>0.9024390243902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548872180451128, 0.9548872180451128]</text:p>
          </table:table-cell>
          <table:table-cell office:value-type="string" calcext:value-type="string">
            <text:p>[24, 2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774834437086093" calcext:value-type="float">
            <text:p>0.7748344370860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997050147492626, 0.8997050147492626]</text:p>
          </table:table-cell>
          <table:table-cell office:value-type="string" calcext:value-type="string">
            <text:p>[57, 57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771513353115727" calcext:value-type="float">
            <text:p>0.7715133531157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874269005847953, 0.8874269005847953]</text:p>
          </table:table-cell>
          <table:table-cell office:value-type="string" calcext:value-type="string">
            <text:p>[77, 77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714828897338403" calcext:value-type="float">
            <text:p>0.7148288973384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210023866348448, 0.8210023866348448]</text:p>
          </table:table-cell>
          <table:table-cell office:value-type="string" calcext:value-type="string">
            <text:p>[75, 75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752688172043011" calcext:value-type="float">
            <text:p>0.752688172043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8903020667726551, 0.8903020667726551]</text:p>
          </table:table-cell>
          <table:table-cell office:value-type="string" calcext:value-type="string">
            <text:p>[69, 69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89589905362776" calcext:value-type="float">
            <text:p>0.8895899053627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488304093567252, 0.9488304093567252]</text:p>
          </table:table-cell>
          <table:table-cell office:value-type="string" calcext:value-type="string">
            <text:p>[30, 30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35294117647059" calcext:value-type="float">
            <text:p>0.8352941176470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178885630498532, 0.9178885630498532]</text:p>
          </table:table-cell>
          <table:table-cell office:value-type="string" calcext:value-type="string">
            <text:p>[55, 5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984709480122324" calcext:value-type="float">
            <text:p>0.9847094801223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semble_or', 'ensemble_uniq_or']</text:p>
          </table:table-cell>
          <table:table-cell office:value-type="string" calcext:value-type="string">
            <text:p>[0.9926900584795322, 0.9926900584795322]</text:p>
          </table:table-cell>
          <table:table-cell office:value-type="string" calcext:value-type="string">
            <text:p>[5, 5]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formula="of:=AVERAGE([.C2:.C16])" office:value-type="float" office:value="0.851120654704876" calcext:value-type="float">
            <text:p>0.8511206547048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3T13:57:38.505608535</dc:date>
    <meta:editing-duration>PT7M11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